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ec60f" officeooo:paragraph-rsid="001ec60f"/>
    </style:style>
    <style:style style:name="P2" style:family="paragraph" style:parent-style-name="Standard">
      <style:paragraph-properties fo:text-align="start" style:justify-single-word="false"/>
      <style:text-properties officeooo:rsid="001ec60f" officeooo:paragraph-rsid="001ec60f"/>
    </style:style>
    <style:style style:name="P3" style:family="paragraph" style:parent-style-name="Standard">
      <style:paragraph-properties fo:text-align="start" style:justify-single-word="false"/>
      <style:text-properties officeooo:rsid="00202db1" officeooo:paragraph-rsid="00202db1"/>
    </style:style>
    <style:style style:name="P4" style:family="paragraph" style:parent-style-name="Standard">
      <style:paragraph-properties fo:text-align="start" style:justify-single-word="false"/>
      <style:text-properties officeooo:rsid="00202db1" officeooo:paragraph-rsid="00207def"/>
    </style:style>
    <style:style style:name="P5" style:family="paragraph" style:parent-style-name="Standard">
      <style:paragraph-properties fo:text-align="start" style:justify-single-word="false"/>
      <style:text-properties officeooo:rsid="002163d8" officeooo:paragraph-rsid="002163d8"/>
    </style:style>
    <style:style style:name="P6" style:family="paragraph" style:parent-style-name="Standard">
      <style:paragraph-properties fo:text-align="start" style:justify-single-word="false"/>
      <style:text-properties officeooo:rsid="00235d54" officeooo:paragraph-rsid="00235d54"/>
    </style:style>
    <style:style style:name="P7" style:family="paragraph" style:parent-style-name="Standard">
      <style:paragraph-properties fo:text-align="start" style:justify-single-word="false"/>
      <style:text-properties officeooo:rsid="0024b0c8" officeooo:paragraph-rsid="0024b0c8"/>
    </style:style>
    <style:style style:name="P8" style:family="paragraph" style:parent-style-name="Standard">
      <style:paragraph-properties fo:text-align="start" style:justify-single-word="false"/>
      <style:text-properties officeooo:rsid="0025a419" officeooo:paragraph-rsid="0025a419"/>
    </style:style>
    <style:style style:name="P9" style:family="paragraph" style:parent-style-name="Standard">
      <style:paragraph-properties fo:text-align="start" style:justify-single-word="false"/>
      <style:text-properties officeooo:rsid="0025ac9d" officeooo:paragraph-rsid="0025ac9d"/>
    </style:style>
    <style:style style:name="P10" style:family="paragraph" style:parent-style-name="Standard">
      <style:paragraph-properties fo:text-align="start" style:justify-single-word="false"/>
      <style:text-properties officeooo:rsid="0026c844" officeooo:paragraph-rsid="0026c844"/>
    </style:style>
    <style:style style:name="P11" style:family="paragraph" style:parent-style-name="Standard">
      <style:paragraph-properties fo:text-align="start" style:justify-single-word="false"/>
      <style:text-properties officeooo:rsid="0027d640" officeooo:paragraph-rsid="0027d640"/>
    </style:style>
    <style:style style:name="P12" style:family="paragraph" style:parent-style-name="Standard">
      <style:paragraph-properties fo:text-align="start" style:justify-single-word="false"/>
      <style:text-properties officeooo:rsid="002aed86" officeooo:paragraph-rsid="002aed86"/>
    </style:style>
    <style:style style:name="P13" style:family="paragraph" style:parent-style-name="Standard">
      <style:paragraph-properties fo:text-align="start" style:justify-single-word="false"/>
      <style:text-properties officeooo:rsid="002c3882" officeooo:paragraph-rsid="002c3882"/>
    </style:style>
    <style:style style:name="P14" style:family="paragraph" style:parent-style-name="Standard">
      <style:paragraph-properties fo:text-align="start" style:justify-single-word="false"/>
      <style:text-properties officeooo:rsid="002da4ac" officeooo:paragraph-rsid="002da4ac"/>
    </style:style>
    <style:style style:name="P15" style:family="paragraph" style:parent-style-name="Standard">
      <style:paragraph-properties fo:text-align="start" style:justify-single-word="false"/>
      <style:text-properties officeooo:rsid="002e3517" officeooo:paragraph-rsid="002e3517"/>
    </style:style>
    <style:style style:name="P16" style:family="paragraph" style:parent-style-name="Standard">
      <style:paragraph-properties fo:text-align="start" style:justify-single-word="false"/>
      <style:text-properties officeooo:rsid="0031fce0" officeooo:paragraph-rsid="0031fce0"/>
    </style:style>
    <style:style style:name="P17" style:family="paragraph" style:parent-style-name="Standard">
      <style:paragraph-properties fo:text-align="start" style:justify-single-word="false"/>
      <style:text-properties officeooo:rsid="00341501" officeooo:paragraph-rsid="00341501"/>
    </style:style>
    <style:style style:name="P18" style:family="paragraph" style:parent-style-name="Standard">
      <style:paragraph-properties fo:text-align="start" style:justify-single-word="false"/>
      <style:text-properties officeooo:rsid="0034974a" officeooo:paragraph-rsid="0034974a"/>
    </style:style>
    <style:style style:name="P19" style:family="paragraph" style:parent-style-name="Standard">
      <style:paragraph-properties fo:text-align="start" style:justify-single-word="false" fo:padding="0.0291in" fo:border-left="none" fo:border-right="none" fo:border-top="none" fo:border-bottom="0.99pt solid #000000" style:join-border="false"/>
      <style:text-properties officeooo:rsid="00202db1" officeooo:paragraph-rsid="00202db1"/>
    </style:style>
    <style:style style:name="P20" style:family="paragraph" style:parent-style-name="Standard" style:list-style-name="L1">
      <style:paragraph-properties fo:text-align="start" style:justify-single-word="false"/>
      <style:text-properties officeooo:rsid="001ec60f" officeooo:paragraph-rsid="001ec60f"/>
    </style:style>
    <style:style style:name="P21" style:family="paragraph" style:parent-style-name="Standard" style:list-style-name="L2">
      <style:paragraph-properties fo:text-align="start" style:justify-single-word="false"/>
      <style:text-properties officeooo:rsid="001ec60f" officeooo:paragraph-rsid="001ec60f"/>
    </style:style>
    <style:style style:name="P22" style:family="paragraph" style:parent-style-name="Standard" style:list-style-name="L3">
      <style:paragraph-properties fo:text-align="start" style:justify-single-word="false"/>
      <style:text-properties officeooo:rsid="001ec60f" officeooo:paragraph-rsid="001ec60f"/>
    </style:style>
    <style:style style:name="P23" style:family="paragraph" style:parent-style-name="Standard" style:list-style-name="L3">
      <style:paragraph-properties fo:text-align="start" style:justify-single-word="false"/>
      <style:text-properties officeooo:rsid="00207def" officeooo:paragraph-rsid="00207def"/>
    </style:style>
    <style:style style:name="P24" style:family="paragraph" style:parent-style-name="Standard">
      <style:paragraph-properties fo:text-align="start" style:justify-single-word="false"/>
      <style:text-properties officeooo:rsid="00202db1" officeooo:paragraph-rsid="00207def"/>
    </style:style>
    <style:style style:name="P25" style:family="paragraph" style:parent-style-name="Standard">
      <style:paragraph-properties fo:text-align="start" style:justify-single-word="false"/>
      <style:text-properties officeooo:rsid="003a3c5d" officeooo:paragraph-rsid="003a3c5d"/>
    </style:style>
    <style:style style:name="P26" style:family="paragraph" style:parent-style-name="Standard">
      <style:paragraph-properties fo:text-align="start" style:justify-single-word="false"/>
      <style:text-properties officeooo:rsid="003be78d" officeooo:paragraph-rsid="004320b5"/>
    </style:style>
    <style:style style:name="T1" style:family="text">
      <style:text-properties officeooo:rsid="00202db1"/>
    </style:style>
    <style:style style:name="T2" style:family="text">
      <style:text-properties officeooo:rsid="00207def"/>
    </style:style>
    <style:style style:name="T3" style:family="text">
      <style:text-properties officeooo:rsid="0024b0c8"/>
    </style:style>
    <style:style style:name="T4" style:family="text">
      <style:text-properties officeooo:rsid="0025ac9d"/>
    </style:style>
    <style:style style:name="T5" style:family="text">
      <style:text-properties officeooo:rsid="0026c844"/>
    </style:style>
    <style:style style:name="T6" style:family="text">
      <style:text-properties officeooo:rsid="0027d640"/>
    </style:style>
    <style:style style:name="T7" style:family="text">
      <style:text-properties officeooo:rsid="002aed86"/>
    </style:style>
    <style:style style:name="T8" style:family="text">
      <style:text-properties officeooo:rsid="002b83eb"/>
    </style:style>
    <style:style style:name="T9" style:family="text">
      <style:text-properties officeooo:rsid="002c3882"/>
    </style:style>
    <style:style style:name="T10" style:family="text">
      <style:text-properties officeooo:rsid="002e3517"/>
    </style:style>
    <style:style style:name="T11" style:family="text">
      <style:text-properties officeooo:rsid="002e68aa"/>
    </style:style>
    <style:style style:name="T12" style:family="text">
      <style:text-properties officeooo:rsid="002f7a90"/>
    </style:style>
    <style:style style:name="T13" style:family="text">
      <style:text-properties officeooo:rsid="0031fce0"/>
    </style:style>
    <style:style style:name="T14" style:family="text">
      <style:text-properties officeooo:rsid="0032a6f0"/>
    </style:style>
    <style:style style:name="T15" style:family="text">
      <style:text-properties officeooo:rsid="0034974a"/>
    </style:style>
    <style:style style:name="T16" style:family="text">
      <style:text-properties officeooo:rsid="003c89bf"/>
    </style:style>
    <style:style style:name="T17" style:family="text">
      <style:text-properties officeooo:rsid="004182f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nchester</text:p>
      <text:p text:style-name="P2"/>
      <text:p text:style-name="P2"/>
      <text:p text:style-name="P2">Characters</text:p>
      <text:list xml:id="list8463613522114348966" text:style-name="L1">
        <text:list-item>
          <text:p text:style-name="P20">Mrs Hannover</text:p>
        </text:list-item>
        <text:list-item>
          <text:p text:style-name="P20">Mr Hannover – don’t see him</text:p>
        </text:list-item>
        <text:list-item>
          <text:p text:style-name="P20">Crazy Daisy</text:p>
        </text:list-item>
        <text:list-item>
          <text:p text:style-name="P20">Robin</text:p>
        </text:list-item>
        <text:list-item>
          <text:p text:style-name="P20">Dr. Sylvester – don’t see him</text:p>
        </text:list-item>
        <text:list-item>
          <text:p text:style-name="P20">Sculpture/Artist/Craftman <text:span text:style-name="T3">Arthur Yidel</text:span></text:p>
        </text:list-item>
        <text:list-item>
          <text:p text:style-name="P20">Annabelle</text:p>
        </text:list-item>
      </text:list>
      <text:p text:style-name="P2"/>
      <text:p text:style-name="P2">Themes</text:p>
      <text:list xml:id="list2225325219237890189" text:style-name="L2">
        <text:list-item>
          <text:p text:style-name="P21">Daisies</text:p>
        </text:list-item>
        <text:list-item>
          <text:p text:style-name="P21">Labyrinth House</text:p>
        </text:list-item>
        <text:list-item>
          <text:p text:style-name="P21">Artwork repittion</text:p>
        </text:list-item>
        <text:list-item>
          <text:p text:style-name="P21">Clocks (going backwards)</text:p>
        </text:list-item>
        <text:list-item>
          <text:p text:style-name="P21">Black Drapes</text:p>
        </text:list-item>
        <text:list-item>
          <text:p text:style-name="P21">Ravens</text:p>
        </text:list-item>
        <text:list-item>
          <text:p text:style-name="P21">Graveyard of Pets</text:p>
        </text:list-item>
      </text:list>
      <text:p text:style-name="P2"/>
      <text:p text:style-name="P2">Rooms</text:p>
      <text:list xml:id="list1720964050952408550" text:style-name="L3">
        <text:list-item>
          <text:p text:style-name="P22">Aviary</text:p>
        </text:list-item>
        <text:list-item>
          <text:p text:style-name="P22">Library</text:p>
        </text:list-item>
        <text:list-item>
          <text:p text:style-name="P23">Garden</text:p>
        </text:list-item>
        <text:list-item>
          <text:p text:style-name="P22">Bedrooms</text:p>
        </text:list-item>
        <text:list-item>
          <text:p text:style-name="P22">Sewing</text:p>
        </text:list-item>
        <text:list-item>
          <text:p text:style-name="P22">Tea Room (one with lots of plants)</text:p>
        </text:list-item>
        <text:list-item>
          <text:p text:style-name="P22">Boiler/Basement</text:p>
        </text:list-item>
        <text:list-item>
          <text:p text:style-name="P22">Ballroom</text:p>
        </text:list-item>
      </text:list>
      <text:p text:style-name="P2"/>
      <text:p text:style-name="P2">Ms. Hannover created the house to keep Daisy in. Since Daisy was little, she enjoyed killing things, ending a mortal life. She kills the first few pets secretly, then it becomes more obvious. When things escalade, she drowns a little boy in a fountain in the gardens. Then a psychologist comes to try and help. Mr Hannover refuses to get her another dog and thus, she goes to kill him. In order to save Mr. Hannover (although it was too late), Mrs. Hannover shoves her daughter over, accidentally pushing her down the stairs and killing her.</text:p>
      <text:p text:style-name="P2"/>
      <text:p text:style-name="P2">Mrs. Hannover feels incredible guilt and trauma from the loss of her husband and child. When Daisy’s ghost returns to the house, she wants out. The only way to do this is to gain power through blood. Mrs. Hannover only half in her right mind, agrees to help kill people inside of the house.</text:p>
      <text:p text:style-name="P2"/>
      <text:p text:style-name="P2">Now what happens to Annabelle, <text:span text:style-name="T2">a mechanical engineer on her way from LA to SF after breaking up with her boyfriend</text:span>:</text:p>
      <text:p text:style-name="P2"/>
      <text:p text:style-name="P12">LEVEL 1:</text:p>
      <text:p text:style-name="P12"/>
      <text:p text:style-name="P2"><text:soft-page-break/>Annabelle gets in a car crash <text:span text:style-name="T1">because she sees a little girl in the road, swerves to miss her, and hits a tree. After coming to, (1970s) she doesn’t find the girl, stumbles down the road delirious, and collapses in the road as a car comes along.</text:span></text:p>
      <text:p text:style-name="P2"/>
      <text:p text:style-name="P3">She wakes up in a bedroom filled with daisies. She is led by Mrs. Hannover through a hallway where the door makes a face as you go by it (a christmas carol-esque door-knocker reaction). The tea room has Robin sitting at the table.</text:p>
      <text:p text:style-name="P3"/>
      <text:p text:style-name="P3"><text:span text:style-name="T7">[</text:span>Dialogue at the table<text:span text:style-name="T7">][robin mentions his car]</text:span></text:p>
      <text:p text:style-name="P3"/>
      <text:p text:style-name="P3">Robin claims to need to leave, Mrs. Hannover tells you to not leave the level.</text:p>
      <text:p text:style-name="P3"/>
      <text:p text:style-name="P3">Decision to stay on level and look around, or sneak downstairs.</text:p>
      <text:p text:style-name="P3"/>
      <text:p text:style-name="P5">IF IMMEDIATELY STAY ON LEVEL: Get locked in Robin’s bedroom, read robin’s journal that was accidentally left. <text:span text:style-name="T7">[He says the place is weird and the doors change occasionally.] Key is left on a corner table for the bathroom door. The way back is locked behind you.</text:span></text:p>
      <text:p text:style-name="P5"/>
      <text:p text:style-name="P6">Bathroom has a cracked mirror. Nothing else of interest.</text:p>
      <text:p text:style-name="P6"/>
      <text:p text:style-name="P7">The next room has some chairs, a table, and a empty bookshelf, all with “made by Arthur Yidel“. <text:span text:style-name="T7">[comment on it?]</text:span></text:p>
      <text:p text:style-name="P6"/>
      <text:p text:style-name="P7">You can hear a piano being played in the next room over. It stops when you enter. The door closes behind you and locks until you find both Rufus Hannover’s music and Daisy’s music book. <text:span text:style-name="T7">[text for finding these]</text:span></text:p>
      <text:p text:style-name="P7"/>
      <text:p text:style-name="P7">You go back through the door, which has somehow led you back into your room. <text:span text:style-name="T7">Somehow. [You make note of it]</text:span></text:p>
      <text:p text:style-name="P7"/>
      <text:p text:style-name="P8">You go to open the door and Mrs. Hannover is there.</text:p>
      <text:p text:style-name="P8"/>
      <text:p text:style-name="P8">[Dialogue with Mrs. Hannover <text:span text:style-name="T4">at the door</text:span>]</text:p>
      <text:p text:style-name="P8"/>
      <text:p text:style-name="P9">[Time lapse, <text:span text:style-name="T7">explain with thoughts and we’ll do a fade in/out with change of time</text:span>]</text:p>
      <text:p text:style-name="P9"/>
      <text:p text:style-name="P9">Realize your family must be worried sick, go in search of a phone, forced downstairs at dusk. <text:span text:style-name="T7">Go through downstairs bit.</text:span></text:p>
      <text:p text:style-name="P9"/>
      <text:p text:style-name="P9">IF IMMEDIATELY GO DOWNSTAIRS: Go down stairs, <text:span text:style-name="T8">before entering [you say you should find a phone and let your family know what happened]</text:span>. <text:span text:style-name="T5">Need to get the candle, light the candle with the gas lit light, then you can find the key in the room and get into the library. [Find the first few notes on Daisy being psychoanalyzed. (Her distateful obsession with killing all bugs smaller than she has grown to be problematic.) in one of the libraries]</text:span></text:p>
      <text:p text:style-name="P9"/>
      <text:p text:style-name="P10">At this point, you hear Mrs. Hannover coming. <text:span text:style-name="T8">Need to display a hint to hide.</text:span> You may hide in the library, and avoid her. <text:span text:style-name="T9">[</text:span>If she catches you here, your window is removed and <text:span text:style-name="T9">she scolds you. Later she attempts to lay blame to you and lets you out at</text:span> dusk,<text:span text:style-name="T9">]</text:span> playing through level 3 as <text:span text:style-name="T6">if you stayed on the floor</text:span>.</text:p>
      <text:p text:style-name="P10"><text:soft-page-break/></text:p>
      <text:p text:style-name="P11">If she doesn’t catch you, she catches you coming up the stairs, <text:span text:style-name="T8">[</text:span>asks you where you’ve been and asks you to stay on the floor, being incredibly creepy and overly watchful.<text:span text:style-name="T8">]</text:span> You play through level 3’<text:span text:style-name="T8">s staying on the floor</text:span> as normal.</text:p>
      <text:p text:style-name="P11"/>
      <text:p text:style-name="P13">LEVEL 2:</text:p>
      <text:p text:style-name="P14">(what we know so afar: mr and mrs hannover had a child and she was a little weird morally according to the psychologist. Mrs hannover is covering up their existance for some reason)</text:p>
      <text:p text:style-name="P14"/>
      <text:p text:style-name="P14">Dream portion? <text:span text:style-name="T10">Going through the murders.</text:span></text:p>
      <text:p text:style-name="P15">Animals: Bugs-<text:span text:style-name="T11">squish</text:span>, Bunny-<text:span text:style-name="T11">broke neck</text:span>, Dog-<text:span text:style-name="T11">suffocates- the animal graveyard in a room?[dialogue for headstone]</text:span></text:p>
      <text:p text:style-name="P15">Little Boy-<text:span text:style-name="T11">drowns-room with hedge walls and the fountain</text:span></text:p>
      <text:p text:style-name="P15">Nanny-<text:span text:style-name="T11">pushed down stairs-</text:span></text:p>
      <text:p text:style-name="P15">Mr Hannover-<text:span text:style-name="T11">stabs with kitchen knife</text:span></text:p>
      <text:p text:style-name="P15">-afterHerdeath-</text:p>
      <text:p text:style-name="P16">Carpenter-Awl to the skull, <text:span text:style-name="T15">[page stating how Mrs. Hannover kept him there]-Bedroom</text:span></text:p>
      <text:p text:style-name="P15">Gardener-<text:span text:style-name="T12">shears in the chest</text:span></text:p>
      <text:p text:style-name="P15">Maid-<text:span text:style-name="T12">duster stuffed in her mouth</text:span></text:p>
      <text:p text:style-name="P18">Boilerman-pushed and locked in furnance</text:p>
      <text:p text:style-name="P15"/>
      <text:p text:style-name="P14"/>
      <text:p text:style-name="P14"><text:span text:style-name="T15">Annabelle</text:span> has to go <text:span text:style-name="T13">for water</text:span>. <text:span text:style-name="T14">The bathroom and door to hallway to tea room is locked. One door opens to a wall. The only door to go down exits at the ballroom. (you can’t go back upstairs, door locks behind you). there’s a broken chandelier and a trail of blood [dialogue] next to a big clock that looks broken because of the chandelier. You find the one door that is like storage, and find the gear you need. You go back in the room and fix the clock. Fixing the clock made the house “shift” you notice [dialogue?]. You get into Mr. Hannover’s office through the main door across from the clock. [Read about how daisy is insane from Hannover’s journal]. Leave hannover’s office and when by the clock again, have the clock stop, go off, and move player to see daisy coming at them. The only door open is the same door Mr. Winchester’s office is in, and it leads to daisy’s room, where robin is dead and having tea with mr one-eyebear and a clownwithoutfeet. Exiting Daisy’s room changes the ballroom into a staircase that sends you to Level 3</text:span></text:p>
      <text:p text:style-name="P14"/>
      <text:p text:style-name="P13">LEVEL 3:</text:p>
      <text:p text:style-name="P13"/>
      <text:p text:style-name="P17">Chased by Daisy through the basement.</text:p>
      <text:p text:style-name="P17"/>
      <text:p text:style-name="P17">Chased by Mrs. Hannover through the gardens.</text:p>
      <text:p text:style-name="P17"/>
      <text:p text:style-name="P17">Story needed until ending.</text:p>
      <text:p text:style-name="P3"/>
      <text:p text:style-name="P3"/>
      <text:p text:style-name="P19"/>
      <text:p text:style-name="P3"/>
      <text:p text:style-name="P18">Hints-</text:p>
      <text:p text:style-name="P18">1) Go for help</text:p>
      <text:p text:style-name="P18">2) Stay on level or follow Mrs. Winchester?</text:p>
      <text:p text:style-name="P18"><text:soft-page-break/>Stay on level:</text:p>
      <text:p text:style-name="P18">Find key to the door</text:p>
      <text:p text:style-name="P18">Investigate music source</text:p>
      <text:p text:style-name="P18"/>
      <text:p text:style-name="P18">Go off level:</text:p>
      <text:p text:style-name="P18">Get a light source</text:p>
      <text:p text:style-name="P18">Find the library key</text:p>
      <text:p text:style-name="P3"/>
      <text:p text:style-name="P11">Something isn’t right with</text:p>
      <text:p text:style-name="P4">Psycho<text:span text:style-name="T2">logists</text:span>-<text:span text:style-name="T2">weakness of character or willfully deviant behavior, just got worse typically</text:span></text:p>
      <text:p text:style-name="P4"><text:span text:style-name="T2">treatments-</text:span>electroshock, warm water baths and showers,</text:p>
      <text:p text:style-name="P4"/>
      <text:p text:style-name="P25">Props needed:</text:p>
      <text:p text:style-name="P25">All rooms (floor/wall decorations) – see map: daisy/start room, hallway with crazy door/maid death hallway, hedges with fountain, animal graveyard room, staircase room, piano room, sculpture’s room, basement</text:p>
      <text:p text:style-name="P25"><text:s/></text:p>
      <text:p text:style-name="P25"/>
      <text:p text:style-name="P26"><text:span text:style-name="T17">2D images: </text:span>plants, <text:span text:style-name="T17">paintings, arm plants, boil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7T20:08:08.279000000</meta:creation-date>
    <dc:date>2016-09-23T22:49:08.031000000</dc:date>
    <meta:editing-duration>P2DT10H25M7S</meta:editing-duration>
    <meta:editing-cycles>6</meta:editing-cycles>
    <meta:generator>LibreOffice/5.1.3.2$Windows_x86 LibreOffice_project/644e4637d1d8544fd9f56425bd6cec110e49301b</meta:generator>
    <meta:document-statistic meta:table-count="0" meta:image-count="0" meta:object-count="0" meta:page-count="4" meta:paragraph-count="80" meta:word-count="1143" meta:character-count="6437" meta:non-whitespace-character-count="5391"/>
  </office:meta>
</office:document-meta>
</file>